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text-properties fo:color="#000000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Standard" style:list-style-name="L1">
      <style:text-properties fo:color="#000000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9" style:family="paragraph" style:parent-style-name="Standard">
      <style:text-properties fo:color="#ff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 style:list-style-name="L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-1.244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">
      <style:paragraph-properties fo:margin-left="0cm" fo:margin-right="-1.614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 style:font-name="Courier New" style:font-name-asian="Courier New" style:font-name-complex="Courier New"/>
    </style:style>
    <style:style style:name="T2" style:family="text">
      <style:text-properties fo:color="#000000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fo:color="#000000" style:font-name-asian="Courier New" style:font-name-complex="Courier New"/>
    </style:style>
    <style:style style:name="T5" style:family="text">
      <style:text-properties fo:color="#000000" style:font-name="Times New Roman" fo:font-size="12pt" fo:font-weight="bold" style:font-name-asian="Courier New" style:font-size-asian="12pt" style:font-weight-asian="bold" style:font-name-complex="Courier New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42006457758564936" text:style-name="L1">
        <text:list-item>
          <text:p text:style-name="P2">TFIDF</text:p>
        </text:list-item>
      </text:list>
      <text:p text:style-name="P17"/>
      <text:list xml:id="list7659254089450803946" text:style-name="L2">
        <text:list-item>
          <text:list>
            <text:list-item>
              <text:p text:style-name="P5">intial arff</text:p>
            </text:list-item>
          </text:list>
        </text:list-item>
      </text:list>
      <text:p text:style-name="P4"/>
      <text:p text:style-name="P6">Results</text:p>
      <text:p text:style-name="P13">======</text:p>
      <text:p text:style-name="P14"/>
      <text:p text:style-name="P18">Correctly Classified Instances <text:s text:c="7"/>9372 <text:s text:c="14"/>66.1771 %</text:p>
      <text:p text:style-name="P13">Incorrectly Classified Instances <text:s text:c="5"/>4790 <text:s text:c="14"/>33.8229 %</text:p>
      <text:p text:style-name="P13">Kappa statistic <text:s text:c="25"/>0.0013</text:p>
      <text:p text:style-name="P13">K&amp;B Relative Info Score <text:s text:c="12"/>191497.5127 %</text:p>
      <text:p text:style-name="P13">K&amp;B Information Score <text:s text:c="16"/>3470.1971 bits <text:s text:c="5"/>0.245 <text:s/>bits/instance</text:p>
      <text:p text:style-name="P13">Class complexity | order 0 <text:s text:c="10"/>25643.9195 bits <text:s text:c="5"/>1.8108 bits/instance</text:p>
      <text:p text:style-name="P13">Class complexity | scheme <text:s text:c="11"/>28496.8509 bits <text:s text:c="5"/>2.0122 bits/instance</text:p>
      <text:p text:style-name="P13">Complexity improvement <text:s text:c="4"/>(Sf) <text:s text:c="5"/>-2852.9314 bits <text:s text:c="4"/>-0.2014 bits/instance</text:p>
      <text:p text:style-name="P13">Mean absolute error <text:s text:c="21"/>0.1062</text:p>
      <text:p text:style-name="P13">Root mean squared error <text:s text:c="17"/>0.2698</text:p>
      <text:p text:style-name="P13">Relative absolute error <text:s text:c="16"/>78.4711 %</text:p>
      <text:p text:style-name="P13">Root relative squared error <text:s text:c="11"/>103.7253 %</text:p>
      <text:p text:style-name="P13">Coverage of cases (0.95 level) <text:s text:c="9"/>84.9739 %</text:p>
      <text:p text:style-name="P13">Mean rel. region size (0.95 level) <text:s text:c="5"/>42.9185 %</text:p>
      <text:p text:style-name="P13">Total Number of Instances <text:s text:c="11"/>14162 <text:s text:c="4"/></text:p>
      <text:p text:style-name="P14"/>
      <text:p text:style-name="P13">=== Detailed Accuracy By Class ===</text:p>
      <text:p text:style-name="P14"/>
      <text:p text:style-name="P13"><text:s text:c="17"/>TP Rate <text:s/>FP Rate <text:s/>Precision <text:s/>Recall <text:s text:c="2"/>F-Measure <text:s/>MCC <text:s text:c="5"/>ROC Area <text:s/>PRC Area <text:s/>Class</text:p>
      <text:p text:style-name="P13"><text:s text:c="17"/>0.000 <text:s text:c="3"/>0.000 <text:s text:c="3"/>0.000 <text:s text:c="5"/>0.000 <text:s text:c="3"/>0.000 <text:s text:c="5"/>-0.002 <text:s text:c="2"/>0.640 <text:s text:c="4"/>0.113 <text:s text:c="4"/>A</text:p>
      <text:p text:style-name="P13"><text:s text:c="17"/>0.000 <text:s text:c="3"/>0.000 <text:s text:c="3"/>0.000 <text:s text:c="5"/>0.000 <text:s text:c="3"/>0.000 <text:s text:c="5"/>0.000 <text:s text:c="3"/>0.627 <text:s text:c="4"/>0.049 <text:s text:c="4"/>D</text:p>
      <text:p text:style-name="P13"><text:s text:c="17"/>0.000 <text:s text:c="3"/>0.000 <text:s text:c="3"/>0.000 <text:s text:c="5"/>0.000 <text:s text:c="3"/>0.000 <text:s text:c="5"/>0.000 <text:s text:c="3"/>0.574 <text:s text:c="4"/>0.070 <text:s text:c="4"/>F</text:p>
      <text:p text:style-name="P13"><text:s text:c="17"/>0.001 <text:s text:c="3"/>0.000 <text:s text:c="3"/>0.400 <text:s text:c="5"/>0.001 <text:s text:c="3"/>0.003 <text:s text:c="5"/>0.018 <text:s text:c="3"/>0.591 <text:s text:c="4"/>0.157 <text:s text:c="4"/>H</text:p>
      <text:p text:style-name="P13"><text:s text:c="17"/>1.000 <text:s text:c="3"/>0.999 <text:s text:c="3"/>0.662 <text:s text:c="5"/>1.000 <text:s text:c="3"/>0.796 <text:s text:c="5"/>0.018 <text:s text:c="3"/>0.533 <text:s text:c="4"/>0.680 <text:s text:c="4"/>N</text:p>
      <text:p text:style-name="P13"><text:s text:c="17"/>0.003 <text:s text:c="3"/>0.000 <text:s text:c="3"/>0.667 <text:s text:c="5"/>0.003 <text:s text:c="3"/>0.005 <text:s text:c="5"/>0.039 <text:s text:c="3"/>0.564 <text:s text:c="4"/>0.113 <text:s text:c="4"/>Sa</text:p>
      <text:p text:style-name="P13"><text:s text:c="17"/>0.000 <text:s text:c="3"/>0.000 <text:s text:c="3"/>0.000 <text:s text:c="5"/>0.000 <text:s text:c="3"/>0.000 <text:s text:c="5"/>0.000 <text:s text:c="3"/>0.500 <text:s text:c="4"/>0.022 <text:s text:c="4"/>Su+</text:p>
      <text:p text:style-name="P13"><text:s text:c="17"/>0.000 <text:s text:c="3"/>0.000 <text:s text:c="3"/>0.000 <text:s text:c="5"/>0.000 <text:s text:c="3"/>0.000 <text:s text:c="5"/>0.000 <text:s text:c="3"/>0.553 <text:s text:c="4"/>0.055 <text:s text:c="4"/>Su-</text:p>
      <text:p text:style-name="P16"><text:span text:style-name="T1">Weighted Avg. <text:s text:c="3"/>0.662 <text:s text:c="3"/>0.661 <text:s text:c="3"/>0.518 <text:s text:c="5"/>0.662 <text:s text:c="3"/>0.528 <text:s text:c="5"/>0.016 <text:s text:c="3"/>0.550 <text:s text:c="4"/>0.485 <text:s text:c="4"/></text:span></text:p>
      <text:p text:style-name="P4"/>
      <text:p text:style-name="P6"/>
      <text:p text:style-name="P6">=== Confusion Matrix ===</text:p>
      <text:p text:style-name="P14"/>
      <text:p text:style-name="P13"><text:s text:c="4"/>a <text:s text:c="3"/>b <text:s text:c="3"/>c <text:s text:c="3"/>d <text:s text:c="3"/>e <text:s text:c="3"/>f <text:s text:c="3"/>g <text:s text:c="3"/>h <text:s text:c="2"/>&lt;-- classified as</text:p>
      <text:p text:style-name="P13"><text:s text:c="4"/>0 <text:s text:c="3"/>0 <text:s text:c="3"/>0 <text:s text:c="3"/>0 <text:s/>671 <text:s text:c="3"/>0 <text:s text:c="3"/>0 <text:s text:c="3"/>0 | <text:s text:c="3"/>a = A</text:p>
      <text:p text:style-name="P13"><text:s text:c="4"/>1 <text:s text:c="3"/>0 <text:s text:c="3"/>0 <text:s text:c="3"/>0 <text:s/>425 <text:s text:c="3"/>0 <text:s text:c="3"/>0 <text:s text:c="3"/>0 | <text:s text:c="3"/>b = D</text:p>
      <text:p text:style-name="P13"><text:s text:c="4"/>0 <text:s text:c="3"/>0 <text:s text:c="3"/>0 <text:s text:c="3"/>1 <text:s/>654 <text:s text:c="3"/>0 <text:s text:c="3"/>0 <text:s text:c="3"/>0 | <text:s text:c="3"/>c = F</text:p>
      <text:p text:style-name="P13"><text:s text:c="4"/>0 <text:s text:c="3"/>0 <text:s text:c="3"/>0 <text:s text:c="3"/>2 1500 <text:s text:c="3"/>0 <text:s text:c="3"/>0 <text:s text:c="3"/>0 | <text:s text:c="3"/>d = H</text:p>
      <text:p text:style-name="P13"><text:s text:c="4"/>0 <text:s text:c="3"/>0 <text:s text:c="3"/>0 <text:s text:c="3"/>2 9368 <text:s text:c="3"/>1 <text:s text:c="3"/>0 <text:s text:c="3"/>0 | <text:s text:c="3"/>e = N</text:p>
      <text:p text:style-name="P13"><text:s text:c="4"/>0 <text:s text:c="3"/>0 <text:s text:c="3"/>0 <text:s text:c="3"/>0 <text:s/>787 <text:s text:c="3"/>2 <text:s text:c="3"/>0 <text:s text:c="3"/>0 | <text:s text:c="3"/>f = Sa</text:p>
      <text:p text:style-name="P13"><text:s text:c="4"/>0 <text:s text:c="3"/>0 <text:s text:c="3"/>0 <text:s text:c="3"/>0 <text:s/>303 <text:s text:c="3"/>0 <text:s text:c="3"/>0 <text:s text:c="3"/>0 | <text:s text:c="3"/>g = Su+</text:p>
      <text:p text:style-name="P13"><text:s text:c="4"/>0 <text:s text:c="3"/>0 <text:s text:c="3"/>0 <text:s text:c="3"/>0 <text:s/>445 <text:s text:c="3"/>0 <text:s text:c="3"/>0 <text:s text:c="3"/>0 | <text:s text:c="3"/>h = Su-</text:p>
      <text:p text:style-name="P4"/>
      <text:p text:style-name="P4"/>
      <text:list xml:id="list43400355" text:continue-numbering="true" text:style-name="L2">
        <text:list-item>
          <text:list>
            <text:list-item>
              <text:p text:style-name="P5">after feature selection (cfs + greedyStepwise+startSet)</text:p>
            </text:list-item>
          </text:list>
        </text:list-item>
      </text:list>
      <text:p text:style-name="P4"/>
      <text:p text:style-name="P6">Results</text:p>
      <text:p text:style-name="P13">======</text:p>
      <text:p text:style-name="P14"/>
      <text:p text:style-name="P13">Correctly Classified Instances <text:s text:c="7"/>9380 <text:s text:c="14"/>66.2336 %</text:p>
      <text:p text:style-name="P13">Incorrectly Classified Instances <text:s text:c="5"/>4782 <text:s text:c="14"/>33.7664 %</text:p>
      <text:p text:style-name="P13">Kappa statistic <text:s text:c="25"/>0.0031</text:p>
      <text:p text:style-name="P13">K&amp;B Relative Info Score <text:s text:c="13"/>31869.3412 %</text:p>
      <text:p text:style-name="P13">K&amp;B Information Score <text:s text:c="17"/>577.5161 bits <text:s text:c="5"/>0.0408 bits/instance</text:p>
      <text:p text:style-name="P13"><text:soft-page-break/>Class complexity | order 0 <text:s text:c="10"/>25643.9195 bits <text:s text:c="5"/>1.8108 bits/instance</text:p>
      <text:p text:style-name="P13">Class complexity | scheme <text:s text:c="11"/>25213.4666 bits <text:s text:c="5"/>1.7804 bits/instance</text:p>
      <text:p text:style-name="P13">Complexity improvement <text:s text:c="4"/>(Sf) <text:s text:c="7"/>430.4529 bits <text:s text:c="5"/>0.0304 bits/instance</text:p>
      <text:p text:style-name="P13">Mean absolute error <text:s text:c="21"/>0.134 </text:p>
      <text:p text:style-name="P13">Root mean squared error <text:s text:c="17"/>0.2588</text:p>
      <text:p text:style-name="P13">Relative absolute error <text:s text:c="16"/>99.0587 %</text:p>
      <text:p text:style-name="P13">Root relative squared error <text:s text:c="12"/>99.5038 %</text:p>
      <text:p text:style-name="P13">Coverage of cases (0.95 level) <text:s text:c="9"/>97.4368 %</text:p>
      <text:p text:style-name="P13">Mean rel. region size (0.95 level) <text:s text:c="5"/>84.7426 %</text:p>
      <text:p text:style-name="P13">Total Number of Instances <text:s text:c="11"/>14162 <text:s text:c="4"/></text:p>
      <text:p text:style-name="P14"/>
      <text:p text:style-name="P13">=== Detailed Accuracy By Class ===</text:p>
      <text:p text:style-name="P14"/>
      <text:p text:style-name="P13"><text:s text:c="17"/>TP Rate <text:s/>FP Rate <text:s/>Precision <text:s/>Recall <text:s text:c="2"/>F-Measure <text:s/>MCC <text:s text:c="5"/>ROC Area <text:s/>PRC Area <text:s/>Class</text:p>
      <text:p text:style-name="P13"><text:s text:c="17"/>0.004 <text:s text:c="3"/>0.000 <text:s text:c="3"/>0.750 <text:s text:c="5"/>0.004 <text:s text:c="3"/>0.009 <text:s text:c="5"/>0.056 <text:s text:c="3"/>0.549 <text:s text:c="4"/>0.119 <text:s text:c="4"/>A</text:p>
      <text:p text:style-name="P13"><text:s text:c="17"/>0.000 <text:s text:c="3"/>0.000 <text:s text:c="3"/>0.000 <text:s text:c="5"/>0.000 <text:s text:c="3"/>0.000 <text:s text:c="5"/>0.000 <text:s text:c="3"/>0.616 <text:s text:c="4"/>0.046 <text:s text:c="4"/>D</text:p>
      <text:p text:style-name="P13"><text:s text:c="17"/>0.000 <text:s text:c="3"/>0.000 <text:s text:c="3"/>0.000 <text:s text:c="5"/>0.000 <text:s text:c="3"/>0.000 <text:s text:c="5"/>0.000 <text:s text:c="3"/>0.570 <text:s text:c="4"/>0.089 <text:s text:c="4"/>F</text:p>
      <text:p text:style-name="P13"><text:s text:c="17"/>0.001 <text:s text:c="3"/>0.000 <text:s text:c="3"/>1.000 <text:s text:c="5"/>0.001 <text:s text:c="3"/>0.001 <text:s text:c="5"/>0.024 <text:s text:c="3"/>0.592 <text:s text:c="4"/>0.187 <text:s text:c="4"/>H</text:p>
      <text:p text:style-name="P13"><text:s text:c="17"/>1.000 <text:s text:c="3"/>0.998 <text:s text:c="3"/>0.662 <text:s text:c="5"/>1.000 <text:s text:c="3"/>0.797 <text:s text:c="5"/>0.037 <text:s text:c="3"/>0.470 <text:s text:c="4"/>0.649 <text:s text:c="4"/>N</text:p>
      <text:p text:style-name="P13"><text:s text:c="17"/>0.005 <text:s text:c="3"/>0.000 <text:s text:c="3"/>1.000 <text:s text:c="5"/>0.005 <text:s text:c="3"/>0.010 <text:s text:c="5"/>0.069 <text:s text:c="3"/>0.578 <text:s text:c="4"/>0.145 <text:s text:c="4"/>Sa</text:p>
      <text:p text:style-name="P13"><text:s text:c="17"/>0.000 <text:s text:c="3"/>0.000 <text:s text:c="3"/>0.000 <text:s text:c="5"/>0.000 <text:s text:c="3"/>0.000 <text:s text:c="5"/>0.000 <text:s text:c="3"/>0.518 <text:s text:c="4"/>0.028 <text:s text:c="4"/>Su+</text:p>
      <text:p text:style-name="P13"><text:s text:c="17"/>0.002 <text:s text:c="3"/>0.000 <text:s text:c="3"/>1.000 <text:s text:c="5"/>0.002 <text:s text:c="3"/>0.004 <text:s text:c="5"/>0.047 <text:s text:c="3"/>0.526 <text:s text:c="4"/>0.059 <text:s text:c="4"/>Su-</text:p>
      <text:p text:style-name="P13">Weighted Avg. <text:s text:c="3"/>0.662 <text:s text:c="3"/>0.660 <text:s text:c="3"/>0.667 <text:s text:c="5"/>0.662 <text:s text:c="3"/>0.528 <text:s text:c="5"/>0.035 <text:s text:c="3"/>0.504 <text:s text:c="4"/>0.471 <text:s text:c="4"/></text:p>
      <text:p text:style-name="P14"/>
      <text:p text:style-name="P13">=== Confusion Matrix ===</text:p>
      <text:p text:style-name="P14"/>
      <text:p text:style-name="P13"><text:s text:c="4"/>a <text:s text:c="3"/>b <text:s text:c="3"/>c <text:s text:c="3"/>d <text:s text:c="3"/>e <text:s text:c="3"/>f <text:s text:c="3"/>g <text:s text:c="3"/>h <text:s text:c="2"/>&lt;-- classified as</text:p>
      <text:p text:style-name="P13"><text:s text:c="4"/>3 <text:s text:c="3"/>0 <text:s text:c="3"/>0 <text:s text:c="3"/>0 <text:s/>668 <text:s text:c="3"/>0 <text:s text:c="3"/>0 <text:s text:c="3"/>0 | <text:s text:c="3"/>a = A</text:p>
      <text:p text:style-name="P13"><text:s text:c="4"/>1 <text:s text:c="3"/>0 <text:s text:c="3"/>0 <text:s text:c="3"/>0 <text:s/>425 <text:s text:c="3"/>0 <text:s text:c="3"/>0 <text:s text:c="3"/>0 | <text:s text:c="3"/>b = D</text:p>
      <text:p text:style-name="P13"><text:s text:c="4"/>0 <text:s text:c="3"/>0 <text:s text:c="3"/>0 <text:s text:c="3"/>0 <text:s/>655 <text:s text:c="3"/>0 <text:s text:c="3"/>0 <text:s text:c="3"/>0 | <text:s text:c="3"/>c = F</text:p>
      <text:p text:style-name="P13"><text:s text:c="4"/>0 <text:s text:c="3"/>0 <text:s text:c="3"/>0 <text:s text:c="3"/>1 1501 <text:s text:c="3"/>0 <text:s text:c="3"/>0 <text:s text:c="3"/>0 | <text:s text:c="3"/>d = H</text:p>
      <text:p text:style-name="P13"><text:s text:c="4"/>0 <text:s text:c="3"/>0 <text:s text:c="3"/>0 <text:s text:c="3"/>0 9371 <text:s text:c="3"/>0 <text:s text:c="3"/>0 <text:s text:c="3"/>0 | <text:s text:c="3"/>e = N</text:p>
      <text:p text:style-name="P13"><text:s text:c="4"/>0 <text:s text:c="3"/>0 <text:s text:c="3"/>0 <text:s text:c="3"/>0 <text:s/>785 <text:s text:c="3"/>4 <text:s text:c="3"/>0 <text:s text:c="3"/>0 | <text:s text:c="3"/>f = Sa</text:p>
      <text:p text:style-name="P13"><text:s text:c="4"/>0 <text:s text:c="3"/>0 <text:s text:c="3"/>0 <text:s text:c="3"/>0 <text:s/>303 <text:s text:c="3"/>0 <text:s text:c="3"/>0 <text:s text:c="3"/>0 | <text:s text:c="3"/>g = Su+</text:p>
      <text:p text:style-name="P16"><text:span text:style-name="T1"><text:s text:c="4"/>0 <text:s text:c="3"/>0 <text:s text:c="3"/>0 <text:s text:c="3"/>0 <text:s/>444 <text:s text:c="3"/>0 <text:s text:c="3"/>0 <text:s text:c="3"/>1 | <text:s text:c="3"/>h = Su-</text:span></text:p>
      <text:p text:style-name="P16"><text:span text:style-name="T1"/></text:p>
      <text:list xml:id="list43403626" text:continue-numbering="true" text:style-name="L2">
        <text:list-item>
          <text:list>
            <text:list-header>
              <text:p text:style-name="P12"><text:span text:style-name="T4">1.3 after feature selection (cfs + bestFirst)</text:span></text:p>
            </text:list-header>
          </text:list>
        </text:list-item>
      </text:list>
      <text:p text:style-name="P11"><text:span text:style-name="T4"/></text:p>
      <text:p text:style-name="P6">Results</text:p>
      <text:p text:style-name="P13">======</text:p>
      <text:p text:style-name="P14"/>
      <text:p text:style-name="P13">Correctly Classified Instances <text:s text:c="7"/>9375 <text:s text:c="14"/>66.1983 %</text:p>
      <text:p text:style-name="P13">Incorrectly Classified Instances <text:s text:c="5"/>4787 <text:s text:c="14"/>33.8017 %</text:p>
      <text:p text:style-name="P13">Kappa statistic <text:s text:c="25"/>0.0015</text:p>
      <text:p text:style-name="P13">K&amp;B Relative Info Score <text:s text:c="13"/>26835.5123 %</text:p>
      <text:p text:style-name="P13">K&amp;B Information Score <text:s text:c="17"/>486.2962 bits <text:s text:c="5"/>0.0343 bits/instance</text:p>
      <text:p text:style-name="P13">Class complexity | order 0 <text:s text:c="10"/>25643.9195 bits <text:s text:c="5"/>1.8108 bits/instance</text:p>
      <text:p text:style-name="P13">Class complexity | scheme <text:s text:c="11"/>25291.391 <text:s/>bits <text:s text:c="5"/>1.7859 bits/instance</text:p>
      <text:p text:style-name="P13">Complexity improvement <text:s text:c="4"/>(Sf) <text:s text:c="7"/>352.5285 bits <text:s text:c="5"/>0.0249 bits/instance</text:p>
      <text:p text:style-name="P13">Mean absolute error <text:s text:c="21"/>0.1343</text:p>
      <text:p text:style-name="P13">Root mean squared error <text:s text:c="17"/>0.2591</text:p>
      <text:p text:style-name="P13">Relative absolute error <text:s text:c="16"/>99.2545 %</text:p>
      <text:p text:style-name="P13">Root relative squared error <text:s text:c="12"/>99.6268 %</text:p>
      <text:p text:style-name="P13">Coverage of cases (0.95 level) <text:s text:c="9"/>97.4862 %</text:p>
      <text:p text:style-name="P13">Mean rel. region size (0.95 level) <text:s text:c="5"/>85.3905 %</text:p>
      <text:p text:style-name="P13">Total Number of Instances <text:s text:c="11"/>14162 <text:s text:c="4"/></text:p>
      <text:p text:style-name="P14"/>
      <text:p text:style-name="P13"/>
      <text:p text:style-name="P13"/>
      <text:p text:style-name="P13"/>
      <text:p text:style-name="P13"/>
      <text:p text:style-name="P13"/>
      <text:p text:style-name="P13"><text:soft-page-break/>=== Detailed Accuracy By Class ===</text:p>
      <text:p text:style-name="P14"/>
      <text:p text:style-name="P13"><text:s text:c="17"/>TP Rate <text:s/>FP Rate <text:s/>Precision <text:s/>Recall <text:s text:c="2"/>F-Measure <text:s/>MCC <text:s text:c="5"/>ROC Area <text:s/>PRC Area <text:s/>Class</text:p>
      <text:p text:style-name="P13"><text:s text:c="17"/>0.000 <text:s text:c="3"/>0.000 <text:s text:c="3"/>0.000 <text:s text:c="5"/>0.000 <text:s text:c="3"/>0.000 <text:s text:c="5"/>-0.002 <text:s text:c="2"/>0.529 <text:s text:c="4"/>0.116 <text:s text:c="4"/>A</text:p>
      <text:p text:style-name="P13"><text:s text:c="17"/>0.000 <text:s text:c="3"/>0.000 <text:s text:c="3"/>0.000 <text:s text:c="5"/>0.000 <text:s text:c="3"/>0.000 <text:s text:c="5"/>0.000 <text:s text:c="3"/>0.605 <text:s text:c="4"/>0.046 <text:s text:c="4"/>D</text:p>
      <text:p text:style-name="P13"><text:s text:c="17"/>0.000 <text:s text:c="3"/>0.000 <text:s text:c="3"/>0.000 <text:s text:c="5"/>0.000 <text:s text:c="3"/>0.000 <text:s text:c="5"/>0.000 <text:s text:c="3"/>0.561 <text:s text:c="4"/>0.083 <text:s text:c="4"/>F</text:p>
      <text:p text:style-name="P13"><text:s text:c="17"/>0.001 <text:s text:c="3"/>0.000 <text:s text:c="3"/>1.000 <text:s text:c="5"/>0.001 <text:s text:c="3"/>0.001 <text:s text:c="5"/>0.024 <text:s text:c="3"/>0.577 <text:s text:c="4"/>0.177 <text:s text:c="4"/>H</text:p>
      <text:p text:style-name="P13"><text:s text:c="17"/>1.000 <text:s text:c="3"/>0.999 <text:s text:c="3"/>0.662 <text:s text:c="5"/>1.000 <text:s text:c="3"/>0.797 <text:s text:c="5"/>0.026 <text:s text:c="3"/>0.467 <text:s text:c="4"/>0.640 <text:s text:c="4"/>N</text:p>
      <text:p text:style-name="P13"><text:s text:c="17"/>0.004 <text:s text:c="3"/>0.000 <text:s text:c="3"/>1.000 <text:s text:c="5"/>0.004 <text:s text:c="3"/>0.008 <text:s text:c="5"/>0.060 <text:s text:c="3"/>0.575 <text:s text:c="4"/>0.141 <text:s text:c="4"/>Sa</text:p>
      <text:p text:style-name="P13"><text:s text:c="17"/>0.000 <text:s text:c="3"/>0.000 <text:s text:c="3"/>0.000 <text:s text:c="5"/>0.000 <text:s text:c="3"/>0.000 <text:s text:c="5"/>0.000 <text:s text:c="3"/>0.500 <text:s text:c="4"/>0.022 <text:s text:c="4"/>Su+</text:p>
      <text:p text:style-name="P13"><text:s text:c="17"/>0.000 <text:s text:c="3"/>0.000 <text:s text:c="3"/>0.000 <text:s text:c="5"/>0.000 <text:s text:c="3"/>0.000 <text:s text:c="5"/>0.000 <text:s text:c="3"/>0.516 <text:s text:c="4"/>0.056 <text:s text:c="4"/>Su-</text:p>
      <text:p text:style-name="P13">Weighted Avg. <text:s text:c="3"/>0.662 <text:s text:c="3"/>0.661 <text:s text:c="3"/>0.600 <text:s text:c="5"/>0.662 <text:s text:c="3"/>0.528 <text:s text:c="5"/>0.023 <text:s text:c="3"/>0.499 <text:s text:c="4"/>0.463 <text:s text:c="4"/></text:p>
      <text:p text:style-name="P14"/>
      <text:p text:style-name="P13">=== Confusion Matrix ===</text:p>
      <text:p text:style-name="P14"/>
      <text:p text:style-name="P13"><text:s text:c="4"/>a <text:s text:c="3"/>b <text:s text:c="3"/>c <text:s text:c="3"/>d <text:s text:c="3"/>e <text:s text:c="3"/>f <text:s text:c="3"/>g <text:s text:c="3"/>h <text:s text:c="2"/>&lt;-- classified as</text:p>
      <text:p text:style-name="P13"><text:s text:c="4"/>0 <text:s text:c="3"/>0 <text:s text:c="3"/>0 <text:s text:c="3"/>0 <text:s/>671 <text:s text:c="3"/>0 <text:s text:c="3"/>0 <text:s text:c="3"/>0 | <text:s text:c="3"/>a = A</text:p>
      <text:p text:style-name="P13"><text:s text:c="4"/>1 <text:s text:c="3"/>0 <text:s text:c="3"/>0 <text:s text:c="3"/>0 <text:s/>425 <text:s text:c="3"/>0 <text:s text:c="3"/>0 <text:s text:c="3"/>0 | <text:s text:c="3"/>b = D</text:p>
      <text:p text:style-name="P13"><text:s text:c="4"/>0 <text:s text:c="3"/>0 <text:s text:c="3"/>0 <text:s text:c="3"/>0 <text:s/>655 <text:s text:c="3"/>0 <text:s text:c="3"/>0 <text:s text:c="3"/>0 | <text:s text:c="3"/>c = F</text:p>
      <text:p text:style-name="P13"><text:s text:c="4"/>0 <text:s text:c="3"/>0 <text:s text:c="3"/>0 <text:s text:c="3"/>1 1501 <text:s text:c="3"/>0 <text:s text:c="3"/>0 <text:s text:c="3"/>0 | <text:s text:c="3"/>d = H</text:p>
      <text:p text:style-name="P13"><text:s text:c="4"/>0 <text:s text:c="3"/>0 <text:s text:c="3"/>0 <text:s text:c="3"/>0 9371 <text:s text:c="3"/>0 <text:s text:c="3"/>0 <text:s text:c="3"/>0 | <text:s text:c="3"/>e = N</text:p>
      <text:p text:style-name="P13"><text:s text:c="4"/>0 <text:s text:c="3"/>0 <text:s text:c="3"/>0 <text:s text:c="3"/>0 <text:s/>786 <text:s text:c="3"/>3 <text:s text:c="3"/>0 <text:s text:c="3"/>0 | <text:s text:c="3"/>f = Sa</text:p>
      <text:p text:style-name="P13"><text:s text:c="4"/>0 <text:s text:c="3"/>0 <text:s text:c="3"/>0 <text:s text:c="3"/>0 <text:s/>303 <text:s text:c="3"/>0 <text:s text:c="3"/>0 <text:s text:c="3"/>0 | <text:s text:c="3"/>g = Su+</text:p>
      <text:p text:style-name="P15"><text:span text:style-name="T4"><text:s text:c="4"/>0 <text:s text:c="3"/>0 <text:s text:c="3"/>0 <text:s text:c="3"/>0 <text:s/>445 <text:s text:c="3"/>0 <text:s text:c="3"/>0 <text:s text:c="3"/>0 | <text:s text:c="3"/>h = Su-</text:span></text:p>
      <text:p text:style-name="P16"><text:span text:style-name="T1"/></text:p>
      <text:list xml:id="list43418167" text:continue-list="list9042006457758564936" text:style-name="L1">
        <text:list-item>
          <text:p text:style-name="P10"><text:span text:style-name="T4">LDA</text:span></text:p>
        </text:list-item>
      </text:list>
      <text:p text:style-name="P1"><text:span text:style-name="T1"/></text:p>
      <text:list xml:id="list43414986" text:continue-list="list43403626" text:style-name="L2">
        <text:list-item>
          <text:list>
            <text:list-header>
              <text:p text:style-name="P12"><text:span text:style-name="T4">2.1 inital arff</text:span></text:p>
            </text:list-header>
          </text:list>
        </text:list-item>
      </text:list>
      <text:list xml:id="list2392161493882396502" text:style-name="L3">
        <text:list-item>
          <text:list>
            <text:list-header>
              <text:p text:style-name="P3"><text:span text:style-name="T1"/></text:p>
            </text:list-header>
          </text:list>
        </text:list-item>
      </text:list>
      <text:p text:style-name="P6">Results</text:p>
      <text:p text:style-name="P13">======</text:p>
      <text:p text:style-name="P14"/>
      <text:p text:style-name="P13">Correctly Classified Instances <text:s text:c="7"/>9371 <text:s text:c="14"/>66.17 <text:s text:c="2"/>%</text:p>
      <text:p text:style-name="P13">Incorrectly Classified Instances <text:s text:c="5"/>4791 <text:s text:c="14"/>33.83 <text:s text:c="2"/>%</text:p>
      <text:p text:style-name="P13">Kappa statistic <text:s text:c="25"/>0 <text:s text:c="4"/></text:p>
      <text:p text:style-name="P13">K&amp;B Relative Info Score <text:s text:c="12"/>183743.85 <text:s text:c="2"/>%</text:p>
      <text:p text:style-name="P13">K&amp;B Information Score <text:s text:c="16"/>3329.6901 bits <text:s text:c="5"/>0.2351 bits/instance</text:p>
      <text:p text:style-name="P13">Class complexity | order 0 <text:s text:c="10"/>25643.9195 bits <text:s text:c="5"/>1.8108 bits/instance</text:p>
      <text:p text:style-name="P13">Class complexity | scheme <text:s text:c="11"/>28320.655 <text:s/>bits <text:s text:c="5"/>1.9998 bits/instance</text:p>
      <text:p text:style-name="P13">Complexity improvement <text:s text:c="4"/>(Sf) <text:s text:c="5"/>-2676.7355 bits <text:s text:c="4"/>-0.189 <text:s/>bits/instance</text:p>
      <text:p text:style-name="P13">Mean absolute error <text:s text:c="21"/>0.105 </text:p>
      <text:p text:style-name="P13">Root mean squared error <text:s text:c="17"/>0.2706</text:p>
      <text:p text:style-name="P13">Relative absolute error <text:s text:c="16"/>77.5656 %</text:p>
      <text:p text:style-name="P13">Root relative squared error <text:s text:c="11"/>104.062 <text:s/>%</text:p>
      <text:p text:style-name="P13">Coverage of cases (0.95 level) <text:s text:c="9"/>86.5132 %</text:p>
      <text:p text:style-name="P13">Mean rel. region size (0.95 level) <text:s text:c="5"/>46.9655 %</text:p>
      <text:p text:style-name="P13">Total Number of Instances <text:s text:c="11"/>14162 <text:s text:c="4"/></text:p>
      <text:p text:style-name="P14"/>
      <text:p text:style-name="P13">=== Detailed Accuracy By Class ===</text:p>
      <text:p text:style-name="P14"/>
      <text:p text:style-name="P13"><text:s text:c="17"/>TP Rate <text:s/>FP Rate <text:s/>Precision <text:s/>Recall <text:s text:c="2"/>F-Measure <text:s/>MCC <text:s text:c="5"/>ROC Area <text:s/>PRC Area <text:s/>Class</text:p>
      <text:p text:style-name="P13"><text:s text:c="17"/>0.000 <text:s text:c="3"/>0.000 <text:s text:c="3"/>0.000 <text:s text:c="5"/>0.000 <text:s text:c="3"/>0.000 <text:s text:c="5"/>0.000 <text:s text:c="3"/>0.580 <text:s text:c="4"/>0.062 <text:s text:c="4"/>A</text:p>
      <text:p text:style-name="P13"><text:s text:c="17"/>0.000 <text:s text:c="3"/>0.000 <text:s text:c="3"/>0.000 <text:s text:c="5"/>0.000 <text:s text:c="3"/>0.000 <text:s text:c="5"/>0.000 <text:s text:c="3"/>0.620 <text:s text:c="4"/>0.043 <text:s text:c="4"/>D</text:p>
      <text:p text:style-name="P13"><text:s text:c="17"/>0.000 <text:s text:c="3"/>0.000 <text:s text:c="3"/>0.000 <text:s text:c="5"/>0.000 <text:s text:c="3"/>0.000 <text:s text:c="5"/>0.000 <text:s text:c="3"/>0.529 <text:s text:c="4"/>0.050 <text:s text:c="4"/>F</text:p>
      <text:p text:style-name="P13"><text:s text:c="17"/>0.000 <text:s text:c="3"/>0.000 <text:s text:c="3"/>0.000 <text:s text:c="5"/>0.000 <text:s text:c="3"/>0.000 <text:s text:c="5"/>0.000 <text:s text:c="3"/>0.552 <text:s text:c="4"/>0.127 <text:s text:c="4"/>H</text:p>
      <text:p text:style-name="P13"><text:s text:c="17"/>1.000 <text:s text:c="3"/>1.000 <text:s text:c="3"/>0.662 <text:s text:c="5"/>1.000 <text:s text:c="3"/>0.796 <text:s text:c="5"/>0.000 <text:s text:c="3"/>0.518 <text:s text:c="4"/>0.674 <text:s text:c="4"/>N</text:p>
      <text:p text:style-name="P13"><text:s text:c="17"/>0.000 <text:s text:c="3"/>0.000 <text:s text:c="3"/>0.000 <text:s text:c="5"/>0.000 <text:s text:c="3"/>0.000 <text:s text:c="5"/>0.000 <text:s text:c="3"/>0.545 <text:s text:c="4"/>0.068 <text:s text:c="4"/>Sa</text:p>
      <text:p text:style-name="P13"><text:s text:c="17"/>0.000 <text:s text:c="3"/>0.000 <text:s text:c="3"/>0.000 <text:s text:c="5"/>0.000 <text:s text:c="3"/>0.000 <text:s text:c="5"/>0.000 <text:s text:c="3"/>0.523 <text:s text:c="4"/>0.023 <text:s text:c="4"/>Su+</text:p>
      <text:p text:style-name="P13"><text:s text:c="17"/>0.000 <text:s text:c="3"/>0.000 <text:s text:c="3"/>0.000 <text:s text:c="5"/>0.000 <text:s text:c="3"/>0.000 <text:s text:c="5"/>0.000 <text:s text:c="3"/>0.574 <text:s text:c="4"/>0.048 <text:s text:c="4"/>Su-</text:p>
      <text:p text:style-name="P13">Weighted Avg. <text:s text:c="3"/>0.662 <text:s text:c="3"/>0.662 <text:s text:c="3"/>0.438 <text:s text:c="5"/>0.662 <text:s text:c="3"/>0.527 <text:s text:c="5"/>0.000 <text:s text:c="3"/>0.532 <text:s text:c="4"/>0.472 <text:s text:c="4"/></text:p>
      <text:p text:style-name="P14"><text:soft-page-break/></text:p>
      <text:p text:style-name="P13">=== Confusion Matrix ===</text:p>
      <text:p text:style-name="P14"/>
      <text:p text:style-name="P13"><text:s text:c="4"/>a <text:s text:c="3"/>b <text:s text:c="3"/>c <text:s text:c="3"/>d <text:s text:c="3"/>e <text:s text:c="3"/>f <text:s text:c="3"/>g <text:s text:c="3"/>h <text:s text:c="2"/>&lt;-- classified as</text:p>
      <text:p text:style-name="P13"><text:s text:c="4"/>0 <text:s text:c="3"/>0 <text:s text:c="3"/>0 <text:s text:c="3"/>0 <text:s/>671 <text:s text:c="3"/>0 <text:s text:c="3"/>0 <text:s text:c="3"/>0 | <text:s text:c="3"/>a = A</text:p>
      <text:p text:style-name="P13"><text:s text:c="4"/>0 <text:s text:c="3"/>0 <text:s text:c="3"/>0 <text:s text:c="3"/>0 <text:s/>426 <text:s text:c="3"/>0 <text:s text:c="3"/>0 <text:s text:c="3"/>0 | <text:s text:c="3"/>b = D</text:p>
      <text:p text:style-name="P13"><text:s text:c="4"/>0 <text:s text:c="3"/>0 <text:s text:c="3"/>0 <text:s text:c="3"/>0 <text:s/>655 <text:s text:c="3"/>0 <text:s text:c="3"/>0 <text:s text:c="3"/>0 | <text:s text:c="3"/>c = F</text:p>
      <text:p text:style-name="P13"><text:s text:c="4"/>0 <text:s text:c="3"/>0 <text:s text:c="3"/>0 <text:s text:c="3"/>0 1502 <text:s text:c="3"/>0 <text:s text:c="3"/>0 <text:s text:c="3"/>0 | <text:s text:c="3"/>d = H</text:p>
      <text:p text:style-name="P13"><text:s text:c="4"/>0 <text:s text:c="3"/>0 <text:s text:c="3"/>0 <text:s text:c="3"/>0 9371 <text:s text:c="3"/>0 <text:s text:c="3"/>0 <text:s text:c="3"/>0 | <text:s text:c="3"/>e = N</text:p>
      <text:p text:style-name="P13"><text:s text:c="4"/>0 <text:s text:c="3"/>0 <text:s text:c="3"/>0 <text:s text:c="3"/>0 <text:s/>789 <text:s text:c="3"/>0 <text:s text:c="3"/>0 <text:s text:c="3"/>0 | <text:s text:c="3"/>f = Sa</text:p>
      <text:p text:style-name="P13"><text:s text:c="4"/>0 <text:s text:c="3"/>0 <text:s text:c="3"/>0 <text:s text:c="3"/>0 <text:s/>303 <text:s text:c="3"/>0 <text:s text:c="3"/>0 <text:s text:c="3"/>0 | <text:s text:c="3"/>g = Su+</text:p>
      <text:p text:style-name="P16"><text:span text:style-name="T1"><text:s text:c="4"/>0 <text:s text:c="3"/>0 <text:s text:c="3"/>0 <text:s text:c="3"/>0 <text:s/>445 <text:s text:c="3"/>0 <text:s text:c="3"/>0 <text:s text:c="3"/>0 | <text:s text:c="3"/>h = Su-</text:span></text:p>
      <text:p text:style-name="P16"><text:span text:style-name="T2"/></text:p>
      <text:list xml:id="list43405231" text:continue-list="list43418167" text:style-name="L1">
        <text:list-item>
          <text:p text:style-name="P8">LSI</text:p>
        </text:list-item>
      </text:list>
      <text:p text:style-name="P7"/>
      <text:p text:style-name="P9"><text:s/>Numeric attribute values must all be greater or equal to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49S</meta:editing-duration>
    <meta:editing-cycles>18</meta:editing-cycles>
    <meta:generator>OpenOffice.org/3.4.1$Win32 OpenOffice.org_project/341m1$Build-9593</meta:generator>
    <dc:date>2013-04-01T23:25:57.29</dc:date>
    <meta:document-statistic meta:table-count="0" meta:image-count="0" meta:object-count="0" meta:page-count="4" meta:paragraph-count="160" meta:word-count="1261" meta:character-count="9768"/>
    <meta:user-defined meta:name="Info 1"/>
    <meta:user-defined meta:name="Info 2"/>
    <meta:user-defined meta:name="Info 3"/>
    <meta:user-defined meta:name="Info 4"/>
  </office:meta>
</office:document-meta>
</file>